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E60000026A915194CE2921A4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25.69pt" svg:height="276.55pt" svg:x="193.92pt" svg:y="21.54pt">
            <draw:image xlink:href="Pictures/10000000000001E60000026A915194CE2921A42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South part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string" calcext:value-type="string">
            <text:p>North part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5])" office:value-type="float" office:value="71.9" calcext:value-type="float">
            <text:p>7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0:00:46.219103941</meta:creation-date>
    <meta:generator>LibreOffice/6.0.7.3$Linux_X86_64 LibreOffice_project/00m0$Build-3</meta:generator>
    <dc:date>2019-04-29T10:06:24.331305747</dc:date>
    <meta:editing-duration>PT5M39S</meta:editing-duration>
    <meta:editing-cycles>2</meta:editing-cycles>
    <meta:document-statistic meta:table-count="1" meta:cell-count="7" meta:object-count="1"/>
  </office:meta>
</office:document-meta>
</file>